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246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12.2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4.355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3.829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3.10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パラメータ一覧(S2JDBC-Gen 2.4.34)</text:p>
          </table:table-cell>
          <table:table-cell office:value-type="string">
            <text:p>superclassに移動可</text:p>
          </table:table-cell>
          <table:table-cell office:value-type="string">
            <text:p>plugin側でdefault設定可</text:p>
          </table:table-cell>
          <table:table-cell office:value-type="string">
            <text:p>GenerateDdlTask.java</text:p>
          </table:table-cell>
          <table:table-cell office:value-type="string">
            <text:p>MigrateTask.java</text:p>
          </table:table-cell>
          <table:table-cell office:value-type="string">
            <text:p>ExecuteSqlTask.java</text:p>
          </table:table-cell>
          <table:table-cell office:value-type="string">
            <text:p>DumpDbMetaTask.java</text:p>
          </table:table-cell>
          <table:table-cell office:value-type="string">
            <text:p>DumpDataTask.java</text:p>
          </table:table-cell>
          <table:table-cell office:value-type="string">
            <text:p>GenerateServiceTestTask.java</text:p>
          </table:table-cell>
          <table:table-cell office:value-type="string">
            <text:p>GenerateServiceTask.java</text:p>
          </table:table-cell>
          <table:table-cell office:value-type="string">
            <text:p>LoadDataTask.java</text:p>
          </table:table-cell>
          <table:table-cell office:value-type="string">
            <text:p>GenerateEntityTestTask.java</text:p>
          </table:table-cell>
          <table:table-cell office:value-type="string">
            <text:p>GenerateNamesTask.java</text:p>
          </table:table-cell>
          <table:table-cell office:value-type="string">
            <text:p>GenerateSqlFileTestTask.java</text:p>
          </table:table-cell>
          <table:table-cell office:value-type="string">
            <text:p>GenerateEntityTask.java</text:p>
          </table:table-cell>
          <table:table-cell office:value-type="string">
            <text:p>GenerateConditionTask.java</text:p>
          </table:table-cell>
          <table:table-cell office:value-type="string">
            <text:p>RefreshTask.java</text:p>
          </table:table-cell>
        </table:table-row>
        <table:table-row table:style-name="ro2">
          <table:table-cell office:value-type="string">
            <text:p>Env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FactoryClassName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JdbcManagerName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3">
          <table:table-cell office:value-type="string">
            <text:p>ConfigPath.String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3" office:value-type="string">
            <text:p>●</text:p>
          </table:table-cell>
          <table:table-cell/>
        </table:table-row>
        <table:table-row table:style-name="ro2">
          <table:table-cell office:value-type="string">
            <text:p>ClasspathDir.File</text:p>
          </table:table-cell>
          <table:table-cell/>
          <table:table-cell table:style-name="ce1" office:value-type="string">
            <text:p>${project.build.outputDirectory}</text:p>
          </table:table-cell>
          <table:table-cell table:number-columns-repeated="2" office:value-type="string">
            <text:p>●</text:p>
          </table:table-cell>
          <table:table-cell table:number-columns-repeated="2"/>
          <table:table-cell table:number-columns-repeated="7" office:value-type="string">
            <text:p>●</text:p>
          </table:table-cell>
          <table:table-cell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EntityClassName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6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IgnoreEntityClassName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6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EntityPackageName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table:number-columns-repeated="9" office:value-type="string">
            <text:p>●</text:p>
          </table:table-cell>
          <table:table-cell/>
        </table:table-row>
        <table:table-row table:style-name="ro2">
          <table:table-cell office:value-type="string">
            <text:p>RootPackageName.String</text:p>
          </table:table-cell>
          <table:table-cell/>
          <table:table-cell office:value-type="string">
            <text:p>${project.groupId}.${project.artifactId}</text:p>
          </table:table-cell>
          <table:table-cell table:number-columns-repeated="2" office:value-type="string">
            <text:p>●</text:p>
          </table:table-cell>
          <table:table-cell table:number-columns-repeated="2"/>
          <table:table-cell table:number-columns-repeated="9" office:value-type="string">
            <text:p>●</text:p>
          </table:table-cell>
          <table:table-cell/>
        </table:table-row>
        <table:table-row table:style-name="ro1">
          <table:table-cell office:value-type="string">
            <text:p>JavaFileDestDir.File</text:p>
          </table:table-cell>
          <table:table-cell/>
          <table:table-cell office:value-type="string">
            <text:p>${project.build.sourceDirectory} または ${project.build.testSourceDirectory}</text:p>
          </table:table-cell>
          <table:table-cell table:number-columns-repeated="5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AbstractServiceTemplateFileName.String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AllocationSize.Integer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AppConfigPath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8"/>
        </table:table-row>
        <table:table-row table:style-name="ro2">
          <table:table-cell office:value-type="string">
            <text:p>ApplyDbCommentToJava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ApplyEnvToVersion.boolean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ApplyJavaCommentToDdl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AutoGenerateForeignKey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BlockDelimiter.String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Comment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onditionClassNameSuffix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onditionPackageName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onditionTemplateFileName.String</text:p>
          </table:table-cell>
          <table:table-cell table:number-columns-repeated="14"/>
          <table:table-cell office:value-type="string">
            <text:p>●</text:p>
          </table:table-cell>
          <table:table-cell/>
        </table:table-row>
        <table:table-row table:style-name="ro2">
          <table:table-cell office:value-type="string">
            <text:p>CreateAuxiliar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Auxiliar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Foreign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Foreign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Sequenc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Sequenc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Tabl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Tabl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Unique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CreateUnique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dlFileEncoding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DdlInfoFile.File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dlVersionFile.Fil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elete.boolean</text:p>
          </table:table-cell>
          <table:table-cell table:number-columns-repeated="9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ropAuxiliar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Auxiliar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Foreign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Foreign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Sequenc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Sequenc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Table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Table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UniqueKey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ropUniqueKeyTemplateFile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ump.boolean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DumpDir.File</text:p>
          </table:table-cell>
          <table:table-cell table:number-columns-repeated="6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umpDir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DumpFileEncoding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EntitySuperclassName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EntityTemplateFileName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GenDdlListenerClassName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GenDialectClassName.String</text:p>
          </table:table-cell>
          <table:table-cell table:number-columns-repeated="2"/>
          <table:table-cell table:number-columns-repeated="5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HaltOnError.boolean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IdGeneration.IdGeneratio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IgnoreTableNamePattern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InitialValue.Integer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JavaFileEncoding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JavaFileSrcDirs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LoadBatchSize.int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MigrateDir.File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NamesClassNameSuffix.String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table:number-columns-repeated="2"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NamesPackageName.String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table:number-columns-repeated="2"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NamesTemplateFileName.String</text:p>
          </table:table-cell>
          <table:table-cell table:number-columns-repeated="11"/>
          <table:table-cell office:value-type="string">
            <text:p>●</text:p>
          </table:table-cell>
          <table:table-cell table:number-columns-repeated="4"/>
        </table:table-row>
        <table:table-row table:style-name="ro2">
          <table:table-cell office:value-type="string">
            <text:p>Overwrite.boolean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OverwriteAbstractService.boolean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PluralFormFile.File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Port.String</text:p>
          </table:table-cell>
          <table:table-cell table:number-columns-repeated="15"/>
          <table:table-cell office:value-type="string">
            <text:p>●</text:p>
          </table:table-cell>
        </table:table-row>
        <table:table-row table:style-name="ro2">
          <table:table-cell office:value-type="string">
            <text:p>ProjectName.String</text:p>
          </table:table-cell>
          <table:table-cell table:number-columns-repeated="15"/>
          <table:table-cell office:value-type="string">
            <text:p>●</text:p>
          </table:table-cell>
        </table:table-row>
        <table:table-row table:style-name="ro2">
          <table:table-cell office:value-type="string">
            <text:p>SchemaInfoColumnName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SchemaInfoFullTableName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SchemaName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erviceClassNameSuffix.String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ervicePackageName.String</text:p>
          </table:table-cell>
          <table:table-cell table:number-columns-repeated="7"/>
          <table:table-cell table:number-columns-repeated="2"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erviceTemplateFileName.String</text:p>
          </table:table-cell>
          <table:table-cell table:number-columns-repeated="8"/>
          <table:table-cell office:value-type="string">
            <text:p>●</text:p>
          </table:table-cell>
          <table:table-cell table:number-columns-repeated="7"/>
        </table:table-row>
        <table:table-row table:style-name="ro2">
          <table:table-cell office:value-type="string">
            <text:p>ShortClassName.String</text:p>
          </table:table-cell>
          <table:table-cell table:number-columns-repeated="12"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ShowCatalog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ColumnDefinition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Column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JoinColumn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Schema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howTableNam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SqlFileEncoding.String</text:p>
          </table:table-cell>
          <table:table-cell table:number-columns-repeated="4"/>
          <table:table-cell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SqlIdentifierCase.SqlIdentifierCas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SqlKeywordCase.SqlKeywordCas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StatementDelimiter.char</text:p>
          </table:table-cell>
          <table:table-cell table:number-columns-repeated="2"/>
          <table:table-cell table:number-columns-repeated="3" office:value-type="string">
            <text:p>●</text:p>
          </table:table-cell>
          <table:table-cell table:number-columns-repeated="11"/>
        </table:table-row>
        <table:table-row table:style-name="ro2">
          <table:table-cell office:value-type="string">
            <text:p>TableNamePattern.String</text:p>
          </table:table-cell>
          <table:table-cell table:number-columns-repeated="5"/>
          <table:table-cell office:value-type="string">
            <text:p>●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TableOption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13"/>
        </table:table-row>
        <table:table-row table:style-name="ro2">
          <table:table-cell office:value-type="string">
            <text:p>TemplateFileEncoding.String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TemplateFileName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TemplateFilePrimaryDir.File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4"/>
          <table:table-cell table:number-columns-repeated="2" office:value-type="string">
            <text:p>●</text:p>
          </table:table-cell>
          <table:table-cell/>
          <table:table-cell table:number-columns-repeated="5" office:value-type="string">
            <text:p>●</text:p>
          </table:table-cell>
          <table:table-cell/>
        </table:table-row>
        <table:table-row table:style-name="ro2">
          <table:table-cell office:value-type="string">
            <text:p>TestClassNameSuffix.String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5"/>
        </table:table-row>
        <table:table-row table:style-name="ro2">
          <table:table-cell office:value-type="string">
            <text:p>Transactional.boolean</text:p>
          </table:table-cell>
          <table:table-cell table:number-columns-repeated="3"/>
          <table:table-cell table:number-columns-repeated="2" office:value-type="string">
            <text:p>●</text:p>
          </table:table-cell>
          <table:table-cell table:number-columns-repeated="4"/>
          <table:table-cell office:value-type="string">
            <text:p>●</text:p>
          </table:table-cell>
          <table:table-cell table:number-columns-repeated="6"/>
        </table:table-row>
        <table:table-row table:style-name="ro2">
          <table:table-cell office:value-type="string">
            <text:p>UseAccessor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UseNamesClass.boolean</text:p>
          </table:table-cell>
          <table:table-cell table:number-columns-repeated="8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5"/>
        </table:table-row>
        <table:table-row table:style-name="ro2">
          <table:table-cell office:value-type="string">
            <text:p>UseS2junit4.boolean</text:p>
          </table:table-cell>
          <table:table-cell table:number-columns-repeated="7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/>
          <table:table-cell office:value-type="string">
            <text:p>●</text:p>
          </table:table-cell>
          <table:table-cell table:number-columns-repeated="3"/>
        </table:table-row>
        <table:table-row table:style-name="ro2">
          <table:table-cell office:value-type="string">
            <text:p>UseTemporalType.boolean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Version.String</text:p>
          </table:table-cell>
          <table:table-cell table:number-columns-repeated="3"/>
          <table:table-cell office:value-type="string">
            <text:p>●</text:p>
          </table:table-cell>
          <table:table-cell table:number-columns-repeated="12"/>
        </table:table-row>
        <table:table-row table:style-name="ro2">
          <table:table-cell office:value-type="string">
            <text:p>VersionColumnNamePattern.String</text:p>
          </table:table-cell>
          <table:table-cell table:number-columns-repeated="13"/>
          <table:table-cell office:value-type="string">
            <text:p>●</text:p>
          </table:table-cell>
          <table:table-cell table:number-columns-repeated="2"/>
        </table:table-row>
        <table:table-row table:style-name="ro2">
          <table:table-cell office:value-type="string">
            <text:p>VersionNoPattern.String</text:p>
          </table:table-cell>
          <table:table-cell table:number-columns-repeated="2"/>
          <table:table-cell table:number-columns-repeated="2"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2"/>
          <table:table-cell office:value-type="string">
            <text:p>●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2">2009/04/22</text:date>, <text:time>08:31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9T20:14:54.56</meta:creation-date>
    <dc:date>2009-04-22T08:31:05.92</dc:date>
    <meta:editing-duration>PT34H51M01S</meta:editing-duration>
    <meta:editing-cycles>5</meta:editing-cycles>
    <meta:generator>OpenOffice.org/3.0$Win32 OpenOffice.org_project/300m15$Build-9379</meta:generator>
    <meta:document-statistic meta:table-count="1" meta:cell-count="398" meta:object-count="0"/>
    <meta:user-defined meta:name="情報 1"/>
    <meta:user-defined meta:name="情報 2"/>
    <meta:user-defined meta:name="情報 3"/>
    <meta:user-defined meta:name="情報 4"/>
  </office:meta>
</office:document-meta>
</file>